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NDON HERNANDEZ, VICTOR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79597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MOQUEGU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969221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NDON HERNANDEZ VICTOR JESU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79597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9 662 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5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2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399081</text:p>
          </table:table-cell>
          <table:table-cell table:style-name="Tabla2.D3" office:value-type="string">
            <text:p text:style-name="P17">280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0:25:3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